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7146" officeooo:paragraph-rsid="000607ea"/>
    </style:style>
    <style:style style:name="P2" style:family="paragraph" style:parent-style-name="Text_20_body">
      <style:text-properties officeooo:rsid="0008a5c2" officeooo:paragraph-rsid="0008a5c2"/>
    </style:style>
    <style:style style:name="P3" style:family="paragraph" style:parent-style-name="Text_20_body" style:list-style-name="L4">
      <style:text-properties officeooo:paragraph-rsid="0008a5c2"/>
    </style:style>
    <style:style style:name="P4" style:family="paragraph" style:parent-style-name="Text_20_body">
      <style:paragraph-properties fo:text-align="start" style:justify-single-word="false"/>
      <style:text-properties officeooo:rsid="000a2941" officeooo:paragraph-rsid="000a2941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Heading">
      <style:paragraph-properties fo:text-align="center" style:justify-single-word="false"/>
      <style:text-properties officeooo:rsid="000a2941" officeooo:paragraph-rsid="000a2941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>
      <loext:graphic-properties draw:fill="none" draw:fill-color="#fffff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7146"/>
    </style:style>
    <style:style style:name="T3" style:family="text">
      <style:text-properties style:text-underline-style="none" officeooo:rsid="000a2941"/>
    </style:style>
    <style:style style:name="T4" style:family="text">
      <style:text-properties officeooo:rsid="000a29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4252in" fo:min-width="0.6063in" style:run-through="foreground" style:vertical-pos="from-top" style:vertical-rel="page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957in" style:run-through="foreground" style:vertical-pos="from-top" style:vertical-rel="page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283in" style:run-through="foreground" style:vertical-pos="from-top" style:vertical-rel="page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898in" style:run-through="foreground" style:vertical-pos="from-top" style:vertical-rel="page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252in" fo:min-width="0.5075in" style:run-through="foreground" style:vertical-pos="from-top" style:vertical-rel="page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4252in" fo:min-width="0.2972in" style:run-through="foreground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svg:width="1.2122in" svg:height="1.3114in" svg:x="1.8193in" svg:y="2.228in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text:anchor-type="page" text:anchor-page-number="1" draw:z-index="1" draw:name="Shape2" draw:style-name="gr2" draw:text-style-name="P8" svg:width="0.4949in" svg:height="0.3961in" svg:x="1.2874in" svg:y="2.9083in">
        <draw:text-box>
          <text:p>a=5</text:p>
        </draw:text-box>
      </draw:frame>
      <draw:frame text:anchor-type="page" text:anchor-page-number="1" draw:z-index="2" draw:name="Shape2" draw:style-name="gr3" draw:text-style-name="P8" svg:width="0.637in" svg:height="0.2287in" svg:x="2.1965in" svg:y="3.6016in">
        <draw:text-box>
          <text:p>b=12</text:p>
        </draw:text-box>
      </draw:frame>
      <draw:frame text:anchor-type="page" text:anchor-page-number="1" draw:z-index="3" draw:name="Shape2" draw:style-name="gr4" draw:text-style-name="P8" svg:width="0.5752in" svg:height="0.3898in" svg:x="2.6417in" svg:y="2.7992in">
        <draw:text-box>
          <text:p>C=?</text:p>
        </draw:text-box>
      </draw:frame>
      <draw:custom-shape text:anchor-type="page" text:anchor-page-number="1" draw:z-index="4" draw:name="Shape1" draw:style-name="gr1" svg:width="1.2122in" svg:height="1.3114in" svg:x="1.8752in" svg:y="4.2008in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text:anchor-type="page" text:anchor-page-number="1" draw:z-index="5" draw:name="Shape2" draw:style-name="gr2" draw:text-style-name="P8" svg:width="0.4949in" svg:height="0.3961in" svg:x="1.3429in" svg:y="4.8811in">
        <draw:text-box>
          <text:p>a=?</text:p>
        </draw:text-box>
      </draw:frame>
      <draw:frame text:anchor-type="page" text:anchor-page-number="1" draw:z-index="6" draw:name="Shape2" draw:style-name="gr3" draw:text-style-name="P8" svg:width="0.637in" svg:height="0.2287in" svg:x="2.252in" svg:y="5.5744in">
        <draw:text-box>
          <text:p>b=8</text:p>
        </draw:text-box>
      </draw:frame>
      <draw:frame text:anchor-type="page" text:anchor-page-number="1" draw:z-index="7" draw:name="Shape2" draw:style-name="gr4" draw:text-style-name="P8" svg:width="0.5752in" svg:height="0.3898in" svg:x="2.6972in" svg:y="4.772in">
        <draw:text-box>
          <text:p>c=10</text:p>
        </draw:text-box>
      </draw:frame>
      <draw:custom-shape text:anchor-type="page" text:anchor-page-number="1" draw:z-index="8" draw:name="Shape1" draw:style-name="gr5" svg:width="1.015in" svg:height="1.3114in" svg:x="1.9862in" svg:y="6.1236in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text:anchor-type="page" text:anchor-page-number="1" draw:z-index="9" draw:name="Shape2" draw:style-name="gr2" draw:text-style-name="P8" svg:width="0.4949in" svg:height="0.3961in" svg:x="1.4543in" svg:y="6.8043in">
        <draw:text-box>
          <text:p>a=15</text:p>
        </draw:text-box>
      </draw:frame>
      <draw:frame text:anchor-type="page" text:anchor-page-number="1" draw:z-index="10" draw:name="Shape2" draw:style-name="gr3" draw:text-style-name="P8" svg:width="0.637in" svg:height="0.2287in" svg:x="2.3634in" svg:y="7.4972in">
        <draw:text-box>
          <text:p>B=?</text:p>
        </draw:text-box>
      </draw:frame>
      <draw:frame text:anchor-type="page" text:anchor-page-number="1" draw:z-index="11" draw:name="Shape2" draw:style-name="gr4" draw:text-style-name="P8" svg:width="0.5752in" svg:height="0.3898in" svg:x="2.5984in" svg:y="6.6209in">
        <draw:text-box>
          <text:p>c=17</text:p>
        </draw:text-box>
      </draw:frame>
      <draw:custom-shape text:anchor-type="page" text:anchor-page-number="1" draw:z-index="12" draw:name="Shape1" draw:style-name="gr6" svg:width="0.5941in" svg:height="1.3114in" svg:x="2.0173in" svg:y="8.152in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text:anchor-type="page" text:anchor-page-number="1" draw:z-index="13" draw:name="Shape2" draw:style-name="gr2" draw:text-style-name="P8" svg:width="0.4949in" svg:height="0.3961in" svg:x="1.4854in" svg:y="8.8327in">
        <draw:text-box>
          <text:p>24</text:p>
        </draw:text-box>
      </draw:frame>
      <draw:frame text:anchor-type="page" text:anchor-page-number="1" draw:z-index="14" draw:name="Shape2" draw:style-name="gr3" draw:text-style-name="P8" svg:width="0.637in" svg:height="0.2287in" svg:x="2.3945in" svg:y="9.5256in">
        <draw:text-box>
          <text:p>?</text:p>
        </draw:text-box>
      </draw:frame>
      <draw:frame text:anchor-type="page" text:anchor-page-number="1" draw:z-index="15" draw:name="Shape2" draw:style-name="gr4" draw:text-style-name="P8" svg:width="0.5752in" svg:height="0.3898in" svg:x="2.4744in" svg:y="8.7236in">
        <draw:text-box>
          <text:p>25</text:p>
        </draw:text-box>
      </draw:frame>
      <text:h text:style-name="P7" text:outline-level="3">Pythagorean Theorem</text:h>
      <text:p text:style-name="P5"><text:span text:style-name="T4">Visual</text:span> Exercises</text:p>
      <text:p text:style-name="P2">For each of the triangles, find the unknown side</text:p>
      <text:list xml:id="list4785478567608119672" text:style-name="L4">
        <text:list-header>
          <text:p text:style-name="P3"><text:span text:style-name="T2"/></text:p>
        </text:list-header>
      </text:list>
      <text:p text:style-name="P2"><text:span text:style-name="T2">1</text:span><text:span text:style-name="T3">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</text:span><text:span text:style-name="T3">)</text:span><text:span text:style-name="T2"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3</text:span><text:span text:style-name="T3">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4</text:span><text:span text:style-name="T3">)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6">Verbal Exercises</text:p>
      <text:p text:style-name="P4"/>
      <text:p text:style-name="P4">5) For a right triangle with legs of length 6 and 8, what is the hypotenuse?</text:p>
      <text:p text:style-name="P4"/>
      <text:p text:style-name="P4">6) For a right triangle with hypotenuse of length 20 and one leg of length 16, what is the length of the other leg?</text:p>
      <text:p text:style-name="P4"/>
      <text:p text:style-name="P4">7) For a right triangle with hypotenuse of length 25 and one leg of length 7, what is the length of the other leg?</text:p>
      <text:p text:style-name="P4"/>
      <text:p text:style-name="P4">8) For an isosceles right triangle with legs of length 10, what is the length of the hypotenuse?</text:p>
      <text:p text:style-name="P4"/>
      <text:p text:style-name="P4">9) For a right triangle with legs of length 5 and 6, what is the length of the hypotenus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1:47:19.327242086</meta:creation-date>
    <dc:date>2016-09-25T22:44:27.263180035</dc:date>
    <meta:editing-duration>PT15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120" meta:character-count="599" meta:non-whitespace-character-count="491"/>
  </office:meta>
</office:document-meta>
</file>